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6pt" officeooo:rsid="001fe7b0" officeooo:paragraph-rsid="001b9975"/>
    </style:style>
    <style:style style:name="P2" style:family="paragraph" style:parent-style-name="Standard">
      <style:text-properties fo:font-size="16pt" officeooo:rsid="001fe7b0" officeooo:paragraph-rsid="007d7cc7"/>
    </style:style>
    <style:style style:name="P3" style:family="paragraph" style:parent-style-name="Standard">
      <style:text-properties fo:font-size="16pt" officeooo:rsid="007d16ee" officeooo:paragraph-rsid="007d16ee"/>
    </style:style>
    <style:style style:name="P4" style:family="paragraph" style:parent-style-name="Standard">
      <style:paragraph-properties fo:break-before="page"/>
      <style:text-properties fo:font-size="16pt" officeooo:rsid="00316264" officeooo:paragraph-rsid="007d7cc7"/>
    </style:style>
    <style:style style:name="P5" style:family="paragraph" style:parent-style-name="Standard">
      <style:text-properties fo:font-size="16pt" officeooo:rsid="001fe7b0" officeooo:paragraph-rsid="001b9975"/>
    </style:style>
    <style:style style:name="P6" style:family="paragraph" style:parent-style-name="Standard">
      <style:text-properties fo:font-size="16pt" officeooo:rsid="007a5694" officeooo:paragraph-rsid="007a5694"/>
    </style:style>
    <style:style style:name="T1" style:family="text">
      <style:text-properties officeooo:rsid="007c4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dbc9" style:font-weight-asian="bold" style:font-weight-complex="bold"/>
    </style:style>
    <style:style style:name="T4" style:family="text">
      <style:text-properties fo:font-weight="bold" officeooo:rsid="0080f5a7" style:font-weight-asian="bold" style:font-weight-complex="bold"/>
    </style:style>
    <style:style style:name="T5" style:family="text">
      <style:text-properties officeooo:rsid="0082f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ehrplan Physik (</text:span><text:span text:style-name="T4">12</text:span><text:span text:style-name="T2"> – 18 Jahre)</text:span></text:p>
      <text:p text:style-name="P2"/>
      <text:p text:style-name="P6">Die Betrachtung der Wirklichkeit sollte in der <text:span text:style-name="T5">Sekundarstufe</text:span> wesentlich differenzierter ausfallen, weil es unfair wäre, den Ansprüchen und Erkundungen der Jugendlichen nicht <text:span text:style-name="T1">zu erfüllen</text:span>.</text:p>
      <text:p text:style-name="P1"/>
      <text:p text:style-name="P3">Auf ernsthafte Fragen müssen auch ernsthafte Antworten gegeben werden.</text:p>
      <text:p text:style-name="P1"/>
      <text:p text:style-name="P1">Alltagsphysik („klassische Physik“):</text:p>
      <text:p text:style-name="P1"><text:s text:c="4"/>• Holz, Kunststoffe <text:s/>&amp; Glase</text:p>
      <text:p text:style-name="P1"><text:s text:c="4"/>• Feststoffe, Flüssigkeiten, Gase, Energie</text:p>
      <text:p text:style-name="P1"><text:s text:c="4"/>• Energieerhaltungssatz, Umwandlung von Licht in Wärme</text:p>
      <text:p text:style-name="P1"><text:s text:c="4"/>• Mechanik, Magnetismus, Elektromotor</text:p>
      <text:p text:style-name="P1"/>
      <text:p text:style-name="P1">Oberstufe</text:p>
      <text:p text:style-name="P1"/>
      <text:p text:style-name="P1">Fortgeschrittene Themen in der Physik:</text:p>
      <text:p text:style-name="P1"><text:s text:c="4"/>• Elektrotechnik</text:p>
      <text:p text:style-name="P1"><text:s text:c="4"/>• Lichtgeschwindigkeit &amp; Schwerkraft</text:p>
      <text:p text:style-name="P1"><text:s text:c="4"/>• Quantenphysik und Wellenfunktion</text:p>
      <text:p text:style-name="P1"><text:s text:c="4"/>• Strömungsphysik, Magnetismus &amp; Wellenfunkti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1:08:59.334708890</dc:date>
    <meta:editing-duration>PT44M5S</meta:editing-duration>
    <meta:editing-cycles>101</meta:editing-cycles>
    <meta:document-statistic meta:table-count="0" meta:image-count="0" meta:object-count="0" meta:page-count="1" meta:paragraph-count="14" meta:word-count="83" meta:character-count="696" meta:non-whitespace-character-count="593"/>
  </office:meta>
</office:document-meta>
</file>